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Header">
      <style:text-properties officeooo:paragraph-rsid="006a703a"/>
    </style:style>
    <style:style style:name="P2" style:family="paragraph" style:parent-style-name="Text_20_body">
      <style:text-properties style:font-name="Carlito2" officeooo:rsid="001939b1" officeooo:paragraph-rsid="00185056"/>
    </style:style>
    <style:style style:name="P3" style:family="paragraph" style:parent-style-name="Text_20_body">
      <style:text-properties style:font-name="Carlito2" officeooo:rsid="00349112" officeooo:paragraph-rsid="00349112"/>
    </style:style>
    <style:style style:name="P4" style:family="paragraph" style:parent-style-name="Text_20_body">
      <style:text-properties style:font-name="Carlito2" officeooo:rsid="004780f9" officeooo:paragraph-rsid="004780f9"/>
    </style:style>
    <style:style style:name="P5" style:family="paragraph" style:parent-style-name="Text_20_body">
      <style:text-properties style:font-name="Carlito2" officeooo:rsid="00491efe" officeooo:paragraph-rsid="00491efe"/>
    </style:style>
    <style:style style:name="P6" style:family="paragraph" style:parent-style-name="Text_20_body">
      <style:text-properties style:font-name="Carlito2" officeooo:rsid="004e0ea2" officeooo:paragraph-rsid="004e0ea2"/>
    </style:style>
    <style:style style:name="P7" style:family="paragraph" style:parent-style-name="Text_20_body">
      <style:text-properties style:font-name="Carlito2" officeooo:rsid="004b7b73" officeooo:paragraph-rsid="004b7b73"/>
    </style:style>
    <style:style style:name="P8" style:family="paragraph" style:parent-style-name="Text_20_body">
      <style:text-properties style:font-name="Carlito2" officeooo:rsid="004d7056" officeooo:paragraph-rsid="004d7056"/>
    </style:style>
    <style:style style:name="P9" style:family="paragraph" style:parent-style-name="Text_20_body">
      <style:text-properties style:font-name="Carlito2" officeooo:rsid="00383875" officeooo:paragraph-rsid="00349112"/>
    </style:style>
    <style:style style:name="P10" style:family="paragraph" style:parent-style-name="Text_20_body">
      <style:text-properties officeooo:rsid="004780f9" officeooo:paragraph-rsid="004780f9"/>
    </style:style>
    <style:style style:name="P11" style:family="paragraph" style:parent-style-name="Text_20_body">
      <style:text-properties officeooo:rsid="004b7b73" officeooo:paragraph-rsid="004b7b73"/>
    </style:style>
    <style:style style:name="P12" style:family="paragraph" style:parent-style-name="Text_20_body">
      <style:text-properties officeooo:rsid="00527f43" officeooo:paragraph-rsid="00527f43"/>
    </style:style>
    <style:style style:name="P13" style:family="paragraph" style:parent-style-name="Text_20_body">
      <style:text-properties officeooo:rsid="0054683b" officeooo:paragraph-rsid="0054683b"/>
    </style:style>
    <style:style style:name="P14" style:family="paragraph" style:parent-style-name="Text_20_body">
      <style:text-properties officeooo:rsid="00556e9e" officeooo:paragraph-rsid="00557527"/>
    </style:style>
    <style:style style:name="P15" style:family="paragraph" style:parent-style-name="Text_20_body">
      <style:text-properties officeooo:rsid="00557527" officeooo:paragraph-rsid="00557527"/>
    </style:style>
    <style:style style:name="P16" style:family="paragraph" style:parent-style-name="Text_20_body">
      <style:text-properties officeooo:rsid="0057e125" officeooo:paragraph-rsid="0057e125"/>
    </style:style>
    <style:style style:name="P17" style:family="paragraph" style:parent-style-name="Text_20_body">
      <style:text-properties officeooo:rsid="005d9ef9" officeooo:paragraph-rsid="005e6241"/>
    </style:style>
    <style:style style:name="P18" style:family="paragraph" style:parent-style-name="Text_20_body">
      <style:text-properties officeooo:rsid="005fb839" officeooo:paragraph-rsid="005fb839"/>
    </style:style>
    <style:style style:name="P19" style:family="paragraph" style:parent-style-name="Text_20_body">
      <style:text-properties style:font-name="Carlito1" officeooo:rsid="0055d178" officeooo:paragraph-rsid="0055d178"/>
    </style:style>
    <style:style style:name="P20" style:family="paragraph" style:parent-style-name="Title">
      <style:text-properties style:font-name="Carlito2" officeooo:rsid="00185056" officeooo:paragraph-rsid="00185056"/>
    </style:style>
    <style:style style:name="P21" style:family="paragraph" style:parent-style-name="Table_20_Contents">
      <style:text-properties style:font-name="Carlito2"/>
    </style:style>
    <style:style style:name="P22" style:family="paragraph" style:parent-style-name="Table_20_Contents">
      <style:text-properties style:font-name="Carlito2" officeooo:rsid="00383875" officeooo:paragraph-rsid="00383875"/>
    </style:style>
    <style:style style:name="P23" style:family="paragraph" style:parent-style-name="Standard">
      <style:text-properties officeooo:rsid="0057e125" officeooo:paragraph-rsid="005a71c1"/>
    </style:style>
    <style:style style:name="P24" style:family="paragraph" style:parent-style-name="Standard">
      <style:text-properties style:font-name="Carlito1" officeooo:rsid="0057e125" officeooo:paragraph-rsid="0057e125"/>
    </style:style>
    <style:style style:name="P25" style:family="paragraph" style:parent-style-name="Text_20_body">
      <style:paragraph-properties fo:break-before="page"/>
    </style:style>
    <style:style style:name="P26" style:family="paragraph" style:parent-style-name="Text_20_body">
      <style:paragraph-properties fo:break-before="page"/>
      <style:text-properties style:font-name="Carlito2" officeooo:rsid="00383875" officeooo:paragraph-rsid="00349112"/>
    </style:style>
    <style:style style:name="P27" style:family="paragraph" style:parent-style-name="Text_20_body">
      <style:paragraph-properties fo:break-before="page"/>
      <style:text-properties officeooo:rsid="003f4f1b" officeooo:paragraph-rsid="003f4f1b"/>
    </style:style>
    <style:style style:name="P28" style:family="paragraph" style:parent-style-name="Text_20_body" style:list-style-name="L1">
      <style:paragraph-properties fo:text-align="start" style:justify-single-word="false"/>
      <style:text-properties style:font-name="Carlito2" officeooo:rsid="002c5300" officeooo:paragraph-rsid="002c5300"/>
    </style:style>
    <style:style style:name="P29" style:family="paragraph" style:parent-style-name="Text_20_body" style:list-style-name="L2">
      <style:paragraph-properties fo:text-align="start" style:justify-single-word="false"/>
      <style:text-properties style:font-name="Carlito2" officeooo:rsid="002c5300" officeooo:paragraph-rsid="002c5300"/>
    </style:style>
    <style:style style:name="P30" style:family="paragraph" style:parent-style-name="Text_20_body" style:list-style-name="L2">
      <style:paragraph-properties fo:text-align="start" style:justify-single-word="false"/>
      <style:text-properties style:font-name="Carlito2" officeooo:rsid="00309c0f" officeooo:paragraph-rsid="00309c0f"/>
    </style:style>
    <style:style style:name="P31" style:family="paragraph" style:parent-style-name="Text_20_body" style:list-style-name="L3">
      <style:text-properties style:font-name="Carlito2" officeooo:rsid="004d7056" officeooo:paragraph-rsid="004d7056"/>
    </style:style>
    <style:style style:name="P32" style:family="paragraph" style:parent-style-name="Text_20_body" style:list-style-name="List_20_4">
      <style:text-properties officeooo:rsid="003e406c" officeooo:paragraph-rsid="003e406c"/>
    </style:style>
    <style:style style:name="P33" style:family="paragraph" style:parent-style-name="Text_20_body" style:list-style-name="List_20_4">
      <style:text-properties officeooo:rsid="003e406c" officeooo:paragraph-rsid="004ff1d9"/>
    </style:style>
    <style:style style:name="P34" style:family="paragraph" style:parent-style-name="Text_20_body" style:list-style-name="List_20_4">
      <style:text-properties officeooo:rsid="003f4f1b" officeooo:paragraph-rsid="003f4f1b"/>
    </style:style>
    <style:style style:name="P35" style:family="paragraph" style:parent-style-name="Text_20_body" style:list-style-name="List_20_1">
      <style:text-properties officeooo:paragraph-rsid="006b7595"/>
    </style:style>
    <style:style style:name="P36" style:family="paragraph" style:parent-style-name="Text_20_body" style:list-style-name="List_20_1">
      <style:text-properties officeooo:paragraph-rsid="0068b9c9"/>
    </style:style>
    <style:style style:name="P37" style:family="paragraph" style:parent-style-name="Text_20_body" style:list-style-name="List_20_1">
      <style:text-properties officeooo:paragraph-rsid="006a4dbb"/>
    </style:style>
    <style:style style:name="P38" style:family="paragraph" style:parent-style-name="Text_20_body" style:list-style-name="List_20_1">
      <style:text-properties officeooo:paragraph-rsid="006a703a"/>
    </style:style>
    <style:style style:name="P39" style:family="paragraph" style:parent-style-name="Text_20_body" style:list-style-name="List_20_1">
      <style:text-properties officeooo:paragraph-rsid="006ec3ca"/>
    </style:style>
    <style:style style:name="P40" style:family="paragraph" style:parent-style-name="Text_20_body" style:list-style-name="List_20_1">
      <style:text-properties officeooo:paragraph-rsid="0074256e"/>
    </style:style>
    <style:style style:name="P41" style:family="paragraph" style:parent-style-name="Text_20_body" style:list-style-name="List_20_1">
      <style:text-properties officeooo:rsid="0068b9c9" officeooo:paragraph-rsid="0068b9c9"/>
    </style:style>
    <style:style style:name="P42" style:family="paragraph" style:parent-style-name="Text_20_body" style:list-style-name="List_20_1">
      <style:text-properties style:font-name="Carlito1" officeooo:rsid="0068b9c9" officeooo:paragraph-rsid="0068b9c9"/>
    </style:style>
    <style:style style:name="P43" style:family="paragraph" style:parent-style-name="Text_20_body" style:list-style-name="List_20_1">
      <style:text-properties officeooo:rsid="00708304" officeooo:paragraph-rsid="0074256e"/>
    </style:style>
    <style:style style:name="P44" style:family="paragraph" style:parent-style-name="Heading_20_1">
      <style:paragraph-properties fo:break-before="page"/>
    </style:style>
    <style:style style:name="P45" style:family="paragraph" style:parent-style-name="Heading_20_1">
      <style:paragraph-properties fo:text-align="center" style:justify-single-word="false" fo:break-before="page"/>
      <style:text-properties style:font-name="Carlito2"/>
    </style:style>
    <style:style style:name="P46" style:family="paragraph" style:parent-style-name="Heading_20_1" style:list-style-name="L2">
      <style:paragraph-properties fo:text-align="center" style:justify-single-word="false" fo:break-before="page"/>
      <style:text-properties style:font-name="Carlito2" officeooo:paragraph-rsid="0043e9f7"/>
    </style:style>
    <style:style style:name="P47" style:family="paragraph" style:parent-style-name="Heading_20_1">
      <style:paragraph-properties fo:text-align="center" style:justify-single-word="false" fo:break-before="page"/>
      <style:text-properties style:font-name="Carlito2" officeooo:rsid="00349112" officeooo:paragraph-rsid="00349112"/>
    </style:style>
    <style:style style:name="P48" style:family="paragraph" style:parent-style-name="Heading_20_1">
      <style:paragraph-properties fo:break-before="page"/>
      <style:text-properties style:font-name="Carlito2" officeooo:rsid="004780f9" officeooo:paragraph-rsid="004780f9"/>
    </style:style>
    <style:style style:name="P49" style:family="paragraph" style:parent-style-name="Heading_20_1">
      <style:paragraph-properties fo:text-align="center" style:justify-single-word="false" fo:break-before="page"/>
      <style:text-properties officeooo:paragraph-rsid="002c5300"/>
    </style:style>
    <style:style style:name="P50" style:family="paragraph" style:parent-style-name="Heading_20_1">
      <style:paragraph-properties fo:break-before="page"/>
      <style:text-properties officeooo:rsid="00527f43" officeooo:paragraph-rsid="00527f43"/>
    </style:style>
    <style:style style:name="P51" style:family="paragraph" style:parent-style-name="Heading_20_1">
      <style:paragraph-properties fo:break-before="page"/>
      <style:text-properties style:font-name="Carlito1" officeooo:rsid="0068b9c9" officeooo:paragraph-rsid="0068b9c9"/>
    </style:style>
    <style:style style:name="P52" style:family="paragraph" style:parent-style-name="Heading_20_2">
      <style:text-properties style:font-name="Carlito2"/>
    </style:style>
    <style:style style:name="P53" style:family="paragraph" style:parent-style-name="Heading_20_2">
      <style:text-properties style:font-name="Carlito2" officeooo:rsid="00185056" officeooo:paragraph-rsid="00185056"/>
    </style:style>
    <style:style style:name="P54" style:family="paragraph" style:parent-style-name="Heading_20_2">
      <style:text-properties style:font-name="Carlito2" officeooo:rsid="002c5300"/>
    </style:style>
    <style:style style:name="P55" style:family="paragraph" style:parent-style-name="Heading_20_2">
      <style:paragraph-properties fo:text-align="start" style:justify-single-word="false"/>
      <style:text-properties style:font-name="Carlito2" officeooo:rsid="002c5300" officeooo:paragraph-rsid="002c5300"/>
    </style:style>
    <style:style style:name="P56" style:family="paragraph" style:parent-style-name="Heading_20_2">
      <style:text-properties style:font-name="Carlito2" officeooo:rsid="004780f9" officeooo:paragraph-rsid="004780f9"/>
    </style:style>
    <style:style style:name="P57" style:family="paragraph" style:parent-style-name="Heading_20_2">
      <style:text-properties officeooo:rsid="004b7b73" officeooo:paragraph-rsid="004b7b73"/>
    </style:style>
    <style:style style:name="P58" style:family="paragraph" style:parent-style-name="Heading_20_2">
      <style:text-properties officeooo:rsid="00527f43" officeooo:paragraph-rsid="00527f43"/>
    </style:style>
    <style:style style:name="P59" style:family="paragraph" style:parent-style-name="Heading_20_2">
      <style:text-properties officeooo:rsid="0054683b" officeooo:paragraph-rsid="0054683b"/>
    </style:style>
    <style:style style:name="P60" style:family="paragraph" style:parent-style-name="Heading_20_2">
      <style:text-properties style:font-name="Carlito1" officeooo:rsid="0057e125" officeooo:paragraph-rsid="0057e125"/>
    </style:style>
    <style:style style:name="P61" style:family="paragraph" style:parent-style-name="Heading_20_2">
      <style:text-properties style:font-name="Carlito1" officeooo:rsid="0068b9c9" officeooo:paragraph-rsid="0068b9c9"/>
    </style:style>
    <style:style style:name="P62" style:family="paragraph" style:parent-style-name="Table_20_Contents">
      <style:text-properties style:font-name="Carlito2"/>
    </style:style>
    <style:style style:name="P63" style:family="paragraph" style:parent-style-name="Table_20_Contents" style:list-style-name="List_20_4">
      <style:text-properties style:font-name="Carlito2"/>
    </style:style>
    <style:style style:name="P64" style:family="paragraph" style:parent-style-name="Table_20_Contents" style:list-style-name="List_20_4">
      <style:text-properties style:font-name="Carlito2" officeooo:paragraph-rsid="0025b840"/>
    </style:style>
    <style:style style:name="P65" style:family="paragraph" style:parent-style-name="Table_20_Contents" style:list-style-name="List_20_4">
      <style:text-properties style:font-name="Carlito2" officeooo:rsid="0019f1bb" officeooo:paragraph-rsid="0019f1bb"/>
    </style:style>
    <style:style style:name="P66" style:family="paragraph" style:parent-style-name="Table_20_Contents" style:list-style-name="List_20_4">
      <style:text-properties style:font-name="Carlito2" officeooo:rsid="001e7aed" officeooo:paragraph-rsid="001e7aed"/>
    </style:style>
    <style:style style:name="P67" style:family="paragraph" style:parent-style-name="Table_20_Contents" style:list-style-name="List_20_4">
      <style:text-properties style:font-name="Carlito2" officeooo:rsid="0023c13a" officeooo:paragraph-rsid="0023c13a"/>
    </style:style>
    <style:style style:name="P68" style:family="paragraph" style:parent-style-name="Table_20_Contents" style:list-style-name="List_20_4">
      <style:text-properties style:font-name="Carlito2" officeooo:rsid="002b5edd" officeooo:paragraph-rsid="002b5edd"/>
    </style:style>
    <style:style style:name="P69" style:family="paragraph" style:parent-style-name="Table_20_Contents" style:list-style-name="List_20_4">
      <style:text-properties style:font-name="Carlito2" officeooo:rsid="00251b28" officeooo:paragraph-rsid="00251b28"/>
    </style:style>
    <style:style style:name="P70" style:family="paragraph" style:parent-style-name="Table_20_Contents" style:list-style-name="List_20_4">
      <style:text-properties style:font-name="Carlito2" officeooo:rsid="001b2a39" officeooo:paragraph-rsid="002b5edd"/>
    </style:style>
    <style:style style:name="P71" style:family="paragraph" style:parent-style-name="Table_20_Contents" style:list-style-name="List_20_4">
      <style:text-properties style:font-name="Carlito2" officeooo:rsid="001b2a39" officeooo:paragraph-rsid="001b2a39"/>
    </style:style>
    <style:style style:name="P72" style:family="paragraph" style:parent-style-name="Table_20_Contents" style:list-style-name="List_20_4">
      <style:text-properties style:font-name="Carlito2" officeooo:rsid="00279fa0" officeooo:paragraph-rsid="00279fa0"/>
    </style:style>
    <style:style style:name="P73" style:family="paragraph" style:parent-style-name="Table_20_Contents" style:list-style-name="List_20_4">
      <style:text-properties style:font-name="Carlito2" officeooo:rsid="0025b840" officeooo:paragraph-rsid="0025b840"/>
    </style:style>
    <style:style style:name="P74" style:family="paragraph" style:parent-style-name="Table_20_Contents" style:list-style-name="List_20_4">
      <style:text-properties style:font-name="Carlito2" officeooo:rsid="00519487" officeooo:paragraph-rsid="00519487"/>
    </style:style>
    <style:style style:name="P75" style:family="paragraph" style:parent-style-name="Table_20_Contents" style:list-style-name="List_20_4">
      <style:paragraph-properties fo:line-height="150%"/>
      <style:text-properties style:font-name="Carlito2"/>
    </style:style>
    <style:style style:name="P76" style:family="paragraph" style:parent-style-name="Table_20_Contents" style:list-style-name="List_20_4">
      <style:paragraph-properties fo:line-height="150%"/>
      <style:text-properties style:font-name="Carlito2" officeooo:rsid="00383875" officeooo:paragraph-rsid="00383875"/>
    </style:style>
    <style:style style:name="P77" style:family="paragraph" style:parent-style-name="Table_20_Contents" style:list-style-name="List_20_4">
      <style:paragraph-properties fo:line-height="150%">
        <style:tab-stops/>
      </style:paragraph-properties>
      <style:text-properties style:font-name="Carlito2" officeooo:rsid="00383875" officeooo:paragraph-rsid="00383875"/>
    </style:style>
    <style:style style:name="P78" style:family="paragraph" style:parent-style-name="Table_20_Contents" style:list-style-name="List_20_4">
      <style:paragraph-properties fo:line-height="150%"/>
      <style:text-properties style:font-name="Carlito2" officeooo:rsid="003e406c" officeooo:paragraph-rsid="003e406c"/>
    </style:style>
    <style:style style:name="P79" style:family="paragraph" style:parent-style-name="Table_20_Contents" style:list-style-name="List_20_4">
      <style:paragraph-properties fo:margin-top="0in" fo:margin-bottom="0in" loext:contextual-spacing="false"/>
      <style:text-properties style:font-name="Carlito2"/>
    </style:style>
    <style:style style:name="P80"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81"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82" style:family="paragraph" style:parent-style-name="Table_20_Contents">
      <style:paragraph-properties fo:break-before="page"/>
      <style:text-properties style:font-name="Carlito2"/>
    </style:style>
    <style:style style:name="P83"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officeooo:rsid="002e2513"/>
    </style:style>
    <style:style style:name="T19" style:family="text">
      <style:text-properties officeooo:rsid="00309c0f"/>
    </style:style>
    <style:style style:name="T20" style:family="text">
      <style:text-properties officeooo:rsid="0037ddff"/>
    </style:style>
    <style:style style:name="T21" style:family="text">
      <style:text-properties officeooo:rsid="00383875"/>
    </style:style>
    <style:style style:name="T22" style:family="text">
      <style:text-properties officeooo:rsid="003d9f1f"/>
    </style:style>
    <style:style style:name="T23" style:family="text">
      <style:text-properties officeooo:rsid="00438387"/>
    </style:style>
    <style:style style:name="T24" style:family="text">
      <style:text-properties officeooo:rsid="0044e762"/>
    </style:style>
    <style:style style:name="T25" style:family="text">
      <style:text-properties officeooo:rsid="0045852b"/>
    </style:style>
    <style:style style:name="T26" style:family="text">
      <style:text-properties style:font-size-complex="10.5pt"/>
    </style:style>
    <style:style style:name="T27" style:family="text">
      <style:text-properties officeooo:rsid="004ff1d9"/>
    </style:style>
    <style:style style:name="T28" style:family="text">
      <style:text-properties officeooo:rsid="00527f43"/>
    </style:style>
    <style:style style:name="T29" style:family="text">
      <style:text-properties officeooo:rsid="0054683b"/>
    </style:style>
    <style:style style:name="T30" style:family="text">
      <style:text-properties style:font-name="Carlito1"/>
    </style:style>
    <style:style style:name="T31" style:family="text">
      <style:text-properties style:font-name="Carlito1" officeooo:rsid="0057e125"/>
    </style:style>
    <style:style style:name="T32" style:family="text">
      <style:text-properties style:font-name="Carlito1" officeooo:rsid="0059bfcb"/>
    </style:style>
    <style:style style:name="T33" style:family="text">
      <style:text-properties style:font-name="Carlito1" officeooo:rsid="005a71c1"/>
    </style:style>
    <style:style style:name="T34" style:family="text">
      <style:text-properties style:font-name="Carlito1" officeooo:rsid="005c02e8"/>
    </style:style>
    <style:style style:name="T35" style:family="text">
      <style:text-properties style:font-name="Carlito1" officeooo:rsid="005d737b"/>
    </style:style>
    <style:style style:name="T36" style:family="text">
      <style:text-properties style:font-name="Carlito1" officeooo:rsid="005dfd5b"/>
    </style:style>
    <style:style style:name="T37" style:family="text">
      <style:text-properties style:font-name="Carlito1" officeooo:rsid="005e6241"/>
    </style:style>
    <style:style style:name="T38" style:family="text">
      <style:text-properties style:font-name="Carlito1" officeooo:rsid="0062cd83"/>
    </style:style>
    <style:style style:name="T39" style:family="text">
      <style:text-properties style:font-name="Carlito1" officeooo:rsid="0064863b"/>
    </style:style>
    <style:style style:name="T40" style:family="text">
      <style:text-properties style:font-name="Carlito1" officeooo:rsid="0068b9c9"/>
    </style:style>
    <style:style style:name="T41" style:family="text">
      <style:text-properties style:font-name="Carlito1" officeooo:rsid="006b7595"/>
    </style:style>
    <style:style style:name="T42" style:family="text">
      <style:text-properties officeooo:rsid="00557527"/>
    </style:style>
    <style:style style:name="T43" style:family="text">
      <style:text-properties officeooo:rsid="0059bfcb"/>
    </style:style>
    <style:style style:name="T44" style:family="text">
      <style:text-properties officeooo:rsid="005a71c1"/>
    </style:style>
    <style:style style:name="T45" style:family="text">
      <style:text-properties officeooo:rsid="005c02e8"/>
    </style:style>
    <style:style style:name="T46" style:family="text">
      <style:text-properties officeooo:rsid="00605245"/>
    </style:style>
    <style:style style:name="T47" style:family="text">
      <style:text-properties officeooo:rsid="0068b9c9"/>
    </style:style>
    <style:style style:name="T48" style:family="text">
      <style:text-properties officeooo:rsid="006a4dbb"/>
    </style:style>
    <style:style style:name="T49" style:family="text">
      <style:text-properties officeooo:rsid="006a703a"/>
    </style:style>
    <style:style style:name="T50" style:family="text">
      <style:text-properties officeooo:rsid="006b46a6"/>
    </style:style>
    <style:style style:name="T51" style:family="text">
      <style:text-properties officeooo:rsid="006b7595"/>
    </style:style>
    <style:style style:name="T52" style:family="text">
      <style:text-properties officeooo:rsid="006d3cdf"/>
    </style:style>
    <style:style style:name="T53" style:family="text">
      <style:text-properties officeooo:rsid="006ec3ca"/>
    </style:style>
    <style:style style:name="T54" style:family="text">
      <style:text-properties officeooo:rsid="00708304"/>
    </style:style>
    <style:style style:name="T55" style:family="text">
      <style:text-properties officeooo:rsid="007425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SeaSlug <text:span text:style-name="T18">Manual</text:span></text:p>
      <text:p text:style-name="Subtitle"><text:date style:data-style-name="N76" text:date-value="2015-03-03T17:08:35.248737484">March 3, 2015</text:date></text:p>
      <text:p text:style-name="P25"/>
      <text:h text:style-name="P45" text:outline-level="1"><text:span text:style-name="T20">Launch </text:span>Supplies Checklist</text:h>
      <text:h text:style-name="P53" text:outline-level="2">Large black tub</text:h>
      <table:table table:name="Table1" table:style-name="Table1">
        <table:table-column table:style-name="Table1.A"/>
        <table:table-column table:style-name="Table1.B"/>
        <table:table-row>
          <table:table-cell office:value-type="string">
            <text:list xml:id="list5426227045424647270" text:style-name="List_20_4">
              <text:list-item>
                <text:p text:style-name="P79">(2x) 50ft of black rope</text:p>
              </text:list-item>
              <text:list-item>
                <text:p text:style-name="P79">Black 10' fender w/ foot inflator, hose, and connector</text:p>
              </text:list-item>
              <text:list-item>
                <text:p text:style-name="P79">WD40</text:p>
              </text:list-item>
              <text:list-item>
                <text:p text:style-name="P79">Large flashlight</text:p>
              </text:list-item>
              <text:list-item>
                <text:p text:style-name="P80">Wire brush</text:p>
              </text:list-item>
            </text:list>
          </table:table-cell>
          <table:table-cell office:value-type="string">
            <text:list xml:id="list170837365739900" text:continue-numbering="true" text:style-name="List_20_4">
              <text:list-item>
                <text:p text:style-name="P79">Shore power adapter</text:p>
              </text:list-item>
              <text:list-item>
                <text:p text:style-name="P79">Lifejacket</text:p>
              </text:list-item>
              <text:list-item>
                <text:p text:style-name="P79">Pillow</text:p>
              </text:list-item>
              <text:list-item>
                <text:p text:style-name="P79">2 towels</text:p>
              </text:list-item>
              <text:list-item>
                <text:p text:style-name="P81">Extension cord (&gt;50ft)</text:p>
              </text:list-item>
              <text:list-item>
                <text:p text:style-name="P80">Rubber &amp; metal mallet</text:p>
              </text:list-item>
            </text:list>
          </table:table-cell>
        </table:table-row>
      </table:table>
      <text:h text:style-name="P53"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70837255302670" text:continue-numbering="true" text:style-name="List_20_4">
              <text:list-item>
                <text:p text:style-name="P63">Extra <text:span text:style-name="T12">8x </text:span>AA batteries in their own sealed baggie</text:p>
              </text:list-item>
              <text:list-item>
                <text:p text:style-name="P63">DX5 RC Transmitter</text:p>
              </text:list-item>
              <text:list-item>
                <text:p text:style-name="P63">CANmodul USB&lt;-&gt;CAN adapter</text:p>
              </text:list-item>
              <text:list-item>
                <text:p text:style-name="P63">USB/RS232 adapter</text:p>
              </text:list-item>
              <text:list-item>
                <text:p text:style-name="P63"><text:span text:style-name="T8">Main &amp; b</text:span>ackup USB wireless controller</text:p>
              </text:list-item>
              <text:list-item>
                <text:p text:style-name="P65">Main &amp; backup PICkit3 w/ USB &amp; extension cable</text:p>
              </text:list-item>
              <text:list-item>
                <text:p text:style-name="P66">2x walkie-talkies</text:p>
              </text:list-item>
              <text:list-item>
                <text:p text:style-name="P67">Multimeter</text:p>
              </text:list-item>
              <text:list-item>
                <text:p text:style-name="P68">Saleae logic analyzer</text:p>
              </text:list-item>
            </text:list>
          </table:table-cell>
          <table:table-cell office:value-type="string">
            <text:list xml:id="list170837239865316" text:continue-numbering="true" text:style-name="List_20_4">
              <text:list-item>
                <text:p text:style-name="P63">Small red flathead <text:span text:style-name="T7">screwdriver (</text:span>for the ACS300 <text:span text:style-name="T14">&amp; IMU)</text:span></text:p>
              </text:list-item>
              <text:list-item>
                <text:p text:style-name="P63">Small Philips <text:span text:style-name="T7">screwdriver (</text:span>for the 2035<text:span text:style-name="T7">)</text:span></text:p>
              </text:list-item>
              <text:list-item>
                <text:p text:style-name="P63">Big Philips <text:span text:style-name="T8">(</text:span>for the hatch screws/electrical terminals<text:span text:style-name="T8">)</text:span></text:p>
              </text:list-item>
              <text:list-item>
                <text:p text:style-name="P63">Two small adjustable wrenches <text:span text:style-name="T8">(for various nuts)</text:span></text:p>
              </text:list-item>
              <text:list-item>
                <text:p text:style-name="P63">Yellow wire strippers</text:p>
              </text:list-item>
              <text:list-item>
                <text:p text:style-name="P63">Small red pliers and big black pliers</text:p>
              </text:list-item>
              <text:list-item>
                <text:p text:style-name="P69">Headlamp</text:p>
              </text:list-item>
            </text:list>
          </table:table-cell>
        </table:table-row>
      </table:table>
      <text:h text:style-name="P53" text:outline-level="2">Small red toolbox (cables/spare parts)</text:h>
      <table:table table:name="Table3" table:style-name="Table3">
        <table:table-column table:style-name="Table3.A"/>
        <table:table-column table:style-name="Table3.B"/>
        <table:table-row>
          <table:table-cell office:value-type="string">
            <text:list xml:id="list170836741697971" text:continue-numbering="true" text:style-name="List_20_4">
              <text:list-item>
                <text:p text:style-name="P63">Female&lt;-&gt;3-pin CAN adapter</text:p>
              </text:list-item>
              <text:list-item>
                <text:p text:style-name="P63">RS232 adapter for the ACS300 board</text:p>
              </text:list-item>
              <text:list-item>
                <text:p text:style-name="P66">E-stop button</text:p>
              </text:list-item>
              <text:list-item>
                <text:p text:style-name="P70">Bag of screws (for the main hatch)</text:p>
              </text:list-item>
              <text:list-item>
                <text:p text:style-name="P70">Spare <text:span text:style-name="T11">0</text:span>.1” signal connectors/jumpers (2-pin jumper, male-male, female-male)</text:p>
              </text:list-item>
            </text:list>
          </table:table-cell>
          <table:table-cell office:value-type="string">
            <text:list xml:id="list170836189042132" text:continue-numbering="true" text:style-name="List_20_4">
              <text:list-item>
                <text:p text:style-name="P63">Spa<text:span text:style-name="T9">r</text:span>e CANodes, <text:span text:style-name="T16">5V regular, and</text:span> shields <text:span text:style-name="T12">(duplicate of everything onboard) in an anti-static bag</text:span></text:p>
              </text:list-item>
              <text:list-item>
                <text:p text:style-name="P71">Spare CAN parts/cables/connectors in a baggie</text:p>
              </text:list-item>
              <text:list-item>
                <text:p text:style-name="P71">Spare power parts/cables/connectors in a baggie</text:p>
              </text:list-item>
            </text:list>
          </table:table-cell>
        </table:table-row>
      </table:table>
      <text:h text:style-name="P53" text:outline-level="2">Red backpack</text:h>
      <table:table table:name="Table4" table:style-name="Table4">
        <table:table-column table:style-name="Table4.A"/>
        <table:table-column table:style-name="Table4.B"/>
        <table:table-row>
          <table:table-cell office:value-type="string">
            <text:list xml:id="list170836479274549" text:continue-numbering="true" text:style-name="List_20_4">
              <text:list-item>
                <text:p text:style-name="P63">My work laptop &amp; power adapter</text:p>
              </text:list-item>
              <text:list-item>
                <text:p text:style-name="P63">Notebook &amp; pen</text:p>
              </text:list-item>
              <text:list-item>
                <text:p text:style-name="P63">Food &amp; water</text:p>
              </text:list-item>
              <text:list-item>
                <text:p text:style-name="P72">Cellphone <text:span text:style-name="T15">&amp; </text:span>wallet</text:p>
              </text:list-item>
            </text:list>
          </table:table-cell>
          <table:table-cell office:value-type="string">
            <text:list xml:id="list170835431932708" text:continue-numbering="true" text:style-name="List_20_4">
              <text:list-item>
                <text:p text:style-name="P73">USB thumbdrive</text:p>
              </text:list-item>
              <text:list-item>
                <text:p text:style-name="P64">Extra pair of pants, warm sweatshirt/jacket</text:p>
              </text:list-item>
              <text:list-item>
                <text:p text:style-name="P73">This launch manual <text:span text:style-name="T10">(printed in a 3-ring binder)</text:span></text:p>
              </text:list-item>
              <text:list-item>
                <text:p text:style-name="P74">Binoculars</text:p>
              </text:list-item>
            </text:list>
          </table:table-cell>
        </table:table-row>
      </table:table>
      <text:p text:style-name="P2"/>
      <text:list xml:id="list170836012270376" text:continue-numbering="true" text:style-name="List_20_4">
        <text:list-item>
          <text:p text:style-name="P63">GPS/WSO100 stub mast</text:p>
        </text:list-item>
        <text:list-item>
          <text:p text:style-name="P63">Groundstation computer all sealed up</text:p>
        </text:list-item>
      </text:list>
      <text:p text:style-name="P21"/>
      <text:p text:style-name="P82"/>
      <text:h text:style-name="P49" text:outline-level="1"><text:span text:style-name="T1">Launching the boat </text:span><text:span text:style-name="T2">(2 people)</text:span></text:h>
      <text:h text:style-name="P54" text:outline-level="2">Part 1 - Prelaunch</text:h>
      <text:list xml:id="list5685676918554534175" text:style-name="L1">
        <text:list-item>
          <text:p text:style-name="P28">Park the vehicle with trailer somewhere out of the way.</text:p>
        </text:list-item>
        <text:list-item>
          <text:p text:style-name="P28">Remove the top hatch and store in the vehicle.</text:p>
        </text:list-item>
        <text:list-item>
          <text:p text:style-name="P28">Secure and connect the stub mast.</text:p>
        </text:list-item>
        <text:list-item>
          <text:p text:style-name="P28">Remove the black straps securing the SeaSlug to the trailer.</text:p>
        </text:list-item>
        <text:list-item>
          <text:p text:style-name="P28">Secure the ropes, one to the front u-ring and one to the rear. Make sure both are coiled and reachable from the bow.</text:p>
        </text:list-item>
        <text:list-item>
          <text:p text:style-name="P28">The launcher driving the boat needs to change into shorts and shoes that can get wet.</text:p>
        </text:list-item>
      </text:list>
      <text:h text:style-name="P55" text:outline-level="2">Part 2 – Launch</text:h>
      <text:list xml:id="list5900746654932265589" text:style-name="L2">
        <text:list-item>
          <text:p text:style-name="P29">Partially (1/3) inflate the 3m black bumper and bring out to the dock and secure it.</text:p>
        </text:list-item>
        <text:list-item>
          <text:p text:style-name="P29">Drive the vehicle up to the boat ramp and back it up.</text:p>
        </text:list-item>
        <text:list-item>
          <text:p text:style-name="P29">Chock the trailer tires.</text:p>
        </text:list-item>
        <text:list-item>
          <text:p text:style-name="P29">Disconnect the trailer hitch and pull forward &gt;= 3m.</text:p>
        </text:list-item>
        <text:list-item>
          <text:p text:style-name="P29">Remove the trailer hitch extension and secure it to the trailer.</text:p>
        </text:list-item>
        <text:list-item>
          <text:p text:style-name="P29">Back the vehicle up and resecure the hitch.</text:p>
        </text:list-item>
        <text:list-item>
          <text:p text:style-name="P29">Leave the 3<text:span text:style-name="T17">rd</text:span> wheel of the trailer down, but cranked all the way up.</text:p>
        </text:list-item>
        <text:list-item>
          <text:p text:style-name="P29">Remove the traler's wheel chocks.</text:p>
        </text:list-item>
        <text:list-item>
          <text:p text:style-name="P29">Backup until the water reaches a few centimeters above the bottom of the U-bracket on the trailer.</text:p>
        </text:list-item>
        <text:list-item>
          <text:p text:style-name="P29">Park the van and chock the front wheels.</text:p>
        </text:list-item>
        <text:list-item>
          <text:p text:style-name="P29">The van driver gets out and disengages the front hook of the SeaSlug and throws both lines of rope to another person waiting on the dock.</text:p>
        </text:list-item>
        <text:list-item>
          <text:p text:style-name="P29">The docker tows the SeaSlug over to where the bumper is and docks it snug against the dock (the boat will list slightly, but that is fine).</text:p>
        </text:list-item>
        <text:list-item>
          <text:p text:style-name="P29">Get back in the vehicle, unchock the wheels, and reverse the trailer hitch process.</text:p>
          <text:h text:style-name="P46" text:outline-level="1"><text:span text:style-name="T19">Recovering</text:span> the boat <text:span text:style-name="T23">(2 people)</text:span></text:h>
        </text:list-item>
      </text:list>
      <text:h text:style-name="P54" text:outline-level="2">Part 1 - Recovering</text:h>
      <text:list xml:id="list170835900916432" text:continue-list="list5900746654932265589" text:style-name="L2">
        <text:list-item text:start-value="1">
          <text:p text:style-name="P30">Leave the boat secured tight against the dock and turned off.</text:p>
        </text:list-item>
        <text:list-item>
          <text:p text:style-name="P30">Using both people get the extended trailer onto the vehicle. Make sure the 3<text:span text:style-name="T17">rd</text:span> wheel is down but cranked all the way up.</text:p>
        </text:list-item>
        <text:list-item>
          <text:p text:style-name="P30">Back the trailer into the water until the water covers the bottom of the u-bracket a few centimeters.</text:p>
        </text:list-item>
        <text:list-item>
          <text:p text:style-name="P30">Have the docker undock the boat and move the boat forward until it sits a few meters behind the end of the trailer.</text:p>
        </text:list-item>
        <text:list-item>
          <text:p text:style-name="P30">The docker should throw the forward rope to the launcher, who is waiting in the water on the front of the trailer. Once they have the rope, they should throw their aft rope onto the boat.</text:p>
        </text:list-item>
        <text:list-item>
          <text:p text:style-name="P30">They guide the boat in straight to make sure the prop doesn't get damaged and untie the front line.</text:p>
        </text:list-item>
        <text:list-item>
          <text:p text:style-name="P30">Then the front crank hook is attached and the boat is ranked up and the forward eyemount is seated up above the pulley for the crank hook ribbon.</text:p>
        </text:list-item>
        <text:list-item>
          <text:p text:style-name="P30">Now the launcher can tow the boat out of the water. The hitch must be switched back to the main trailer hitch before pulling all the way out of the launch ramp.</text:p>
        </text:list-item>
      </text:list>
      <text:h text:style-name="P52" text:outline-level="2">Part 2 – <text:span text:style-name="T19">Securing</text:span></text:h>
      <text:list xml:id="list170837387526756" text:continue-list="list170835900916432" text:style-name="L2">
        <text:list-item text:start-value="1">
          <text:p text:style-name="P30">Retrieve all supplies from the boat and the dock and secure them in their containers in the vehicle.</text:p>
        </text:list-item>
        <text:list-item>
          <text:p text:style-name="P30">Strap down the sides of the SeaSlug to the trailer with the black cinch ropes.</text:p>
        </text:list-item>
        <text:list-item>
          <text:p text:style-name="P30">Secure the internal electronics compartment.</text:p>
        </text:list-item>
        <text:list-item>
          <text:p text:style-name="P30">Secure <text:span text:style-name="T24">all </text:span>hatch<text:span text:style-name="T24">es</text:span> (<text:span text:style-name="T24">main hatch </text:span>with at least 3 screws).</text:p>
        </text:list-item>
        <text:list-item>
          <text:p text:style-name="P30">Disconnect the stubmast and rear rope.</text:p>
        </text:list-item>
      </text:list>
      <text:h text:style-name="P47" text:outline-level="1"><text:span text:style-name="T22">Final </text:span>Testing Checklist</text:h>
      <text:p text:style-name="P3">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21">Groundstation</text:p>
          </table:table-cell>
          <table:table-cell office:value-type="string">
            <text:list xml:id="list170837206991389" text:continue-list="list170836012270376" text:style-name="List_20_4">
              <text:list-item>
                <text:p text:style-name="P75">In sealed enclosure w/ radio connection</text:p>
              </text:list-item>
              <text:list-item>
                <text:p text:style-name="P76">Receives telemetry from all systems (test w/ all real sensors and in HIL)</text:p>
              </text:list-item>
              <text:list-item>
                <text:p text:style-name="P76">Retrieves/modifies waypoints</text:p>
              </text:list-item>
              <text:list-item>
                <text:p text:style-name="P77">Retrieves/modifies parameters (esp. disabling autonomous mode)</text:p>
              </text:list-item>
            </text:list>
          </table:table-cell>
        </table:table-row>
        <table:table-row>
          <table:table-cell office:value-type="string">
            <text:p text:style-name="P21">Primary controller</text:p>
          </table:table-cell>
          <table:table-cell office:value-type="string">
            <text:list xml:id="list170835758040526" text:continue-numbering="true" text:style-name="List_20_4">
              <text:list-item>
                <text:p text:style-name="P75">Rudder calibration</text:p>
              </text:list-item>
              <text:list-item>
                <text:p text:style-name="P75">Rudder control</text:p>
              </text:list-item>
              <text:list-item>
                <text:p text:style-name="P75">Switching modes</text:p>
              </text:list-item>
              <text:list-item>
                <text:p text:style-name="P75">Throttle</text:p>
              </text:list-item>
            </text:list>
          </table:table-cell>
        </table:table-row>
        <table:table-row>
          <table:table-cell office:value-type="string">
            <text:p text:style-name="P21">Secondary controller</text:p>
          </table:table-cell>
          <table:table-cell office:value-type="string">
            <text:list xml:id="list170836278256293" text:continue-numbering="true" text:style-name="List_20_4">
              <text:list-item>
                <text:p text:style-name="P78">Transmitter calibration</text:p>
              </text:list-item>
              <text:list-item>
                <text:p text:style-name="P75">Rudder calibration</text:p>
              </text:list-item>
              <text:list-item>
                <text:p text:style-name="P75">Rudder control</text:p>
              </text:list-item>
              <text:list-item>
                <text:p text:style-name="P75">Throttle control</text:p>
              </text:list-item>
              <text:list-item>
                <text:p text:style-name="P75">Overrides primary controller <text:span text:style-name="T21">when on</text:span></text:p>
              </text:list-item>
              <text:list-item>
                <text:p text:style-name="P76">Can be on but disabled <text:span text:style-name="T25">without controlling anything</text:span></text:p>
              </text:list-item>
            </text:list>
          </table:table-cell>
        </table:table-row>
        <table:table-row>
          <table:table-cell office:value-type="string">
            <text:p text:style-name="P21">Autonomous control</text:p>
          </table:table-cell>
          <table:table-cell office:value-type="string">
            <text:list xml:id="list170836411717015" text:continue-numbering="true" text:style-name="List_20_4">
              <text:list-item>
                <text:p text:style-name="P76">Runs a complete waypoint set in HIL when connected to the actuators</text:p>
              </text:list-item>
            </text:list>
          </table:table-cell>
        </table:table-row>
        <table:table-row>
          <table:table-cell office:value-type="string">
            <text:p text:style-name="P22">Datalogger</text:p>
          </table:table-cell>
          <table:table-cell office:value-type="string">
            <text:list xml:id="list170836969681575" text:continue-numbering="true" text:style-name="List_20_4">
              <text:list-item>
                <text:p text:style-name="P76">Receiving telemetry. Test with a groundstation connection to the output port as well as a watching the LED indicators on it.</text:p>
              </text:list-item>
            </text:list>
          </table:table-cell>
        </table:table-row>
        <table:table-row>
          <table:table-cell office:value-type="string">
            <text:p text:style-name="P22">E-stop</text:p>
          </table:table-cell>
          <table:table-cell office:value-type="string">
            <text:list xml:id="list170835775348516" text:continue-numbering="true" text:style-name="List_20_4">
              <text:list-item>
                <text:p text:style-name="P76">Disables throttle &amp; centers the rudder regardless of state</text:p>
              </text:list-item>
            </text:list>
          </table:table-cell>
        </table:table-row>
      </table:table>
      <text:p text:style-name="P9"/>
      <text:p text:style-name="P26"/>
      <text:h text:style-name="P44" text:outline-level="1">Preflight checklist</text:h>
      <text:list xml:id="list170835905752398" text:continue-numbering="true" text:style-name="List_20_4">
        <text:list-item>
          <text:p text:style-name="P32">Rudder calibrated</text:p>
        </text:list-item>
        <text:list-item>
          <text:p text:style-name="P33">Primary controller check (full rudder/throttle range, autonomous mode switching, <text:span text:style-name="T27">can calibrate</text:span>)</text:p>
        </text:list-item>
        <text:list-item>
          <text:p text:style-name="P33"><text:span text:style-name="T27">Emergency</text:span> controller check (full rudder/<text:span text:style-name="T27">throttle </text:span>range, autonomous mode switching, <text:span text:style-name="T27">can calibrate</text:span>)</text:p>
        </text:list-item>
        <text:list-item>
          <text:p text:style-name="P32">GPS status check (see in groundstation)</text:p>
        </text:list-item>
        <text:list-item>
          <text:p text:style-name="P32">Supplies onboard: RC transmitter (waterproof), primary controller (waterproof), groundstation (waterproof), space batteries (waterproof), cellphone (waterproof), radio (waterproof)</text:p>
        </text:list-item>
        <text:list-item>
          <text:p text:style-name="P34">Lifejacket on</text:p>
        </text:list-item>
        <text:list-item>
          <text:p text:style-name="P34">Actuator and electronics batteries on</text:p>
        </text:list-item>
        <text:list-item>
          <text:p text:style-name="P34">Groundstation operational and receiving telemetry at correct rates</text:p>
        </text:list-item>
        <text:list-item>
          <text:p text:style-name="P34">Electronics are all secured inside the SeaSlug</text:p>
        </text:list-item>
        <text:list-item>
          <text:p text:style-name="P34">Fore and after ropes coiled and within reach</text:p>
        </text:list-item>
        <text:list-item>
          <text:p text:style-name="P34">E-stop disengaged</text:p>
        </text:list-item>
        <text:list-item>
          <text:p text:style-name="P34">Vessel sealed except for main hatch</text:p>
        </text:list-item>
      </text:list>
      <text:p text:style-name="P27"/>
      <text:h text:style-name="P48" text:outline-level="1">Operating Guide</text:h>
      <text:p text:style-name="P4">Operating the vessel can be broken down into <text:span text:style-name="T28">three</text:span> main modes of operation: manual control, autonomous control, and emergency manual control. Further details on each mode is given below.</text:p>
      <text:h text:style-name="P56" text:outline-level="2">Manual Control</text:h>
      <text:p text:style-name="P10"><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5">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56" text:outline-level="2">Autonomous Control</text:h>
      <text:p text:style-name="P10"><text:span text:style-name="T1">Autonomous control can be enabled through the QGroundControl groundstation computer. It can either be enabled by setting the </text:span><text:span text:style-name="Source_20_Text"><text:span text:style-name="T26">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6">QGroundControl provides methods for changing onboard parameters, managing waypoints, and visualizing data. Most of the built-in features are supported with the SeaSlug, and the user should be referred to the QGC documentation.</text:p>
      <text:h text:style-name="P57" text:outline-level="2"><text:span text:style-name="T5">E</text:span><text:span text:style-name="T1">mergency Control</text:span></text:h>
      <text:p text:style-name="P7">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11"><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8">The emergency controller is a Spektrum Dx5 RC transmitter with a receiver mounted inside the vessel. The range should be good out to at least 50m. It should be labeled, but the main controls are:</text:p>
      <text:list xml:id="list1504570272608543826" text:style-name="L3">
        <text:list-item>
          <text:p text:style-name="P31"><text:soft-page-break/>Left-stick, up/down controls the throttle</text:p>
        </text:list-item>
        <text:list-item>
          <text:p text:style-name="P31">Left-stick, left/right controls the rudder angle</text:p>
        </text:list-item>
        <text:list-item>
          <text:p text:style-name="P31">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31">The right-analog stick can be used to toggle the rudder calibration. A left-right-left motion will toggle calibration.</text:p>
        </text:list-item>
      </text:list>
      <text:h text:style-name="P50" text:outline-level="1">Simulation</text:h>
      <text:p text:style-name="P12">Simulation is split up into three sections: full software simulation, half hardware-in-the-loop, full hardware-in-the-loop. <text:span text:style-name="T29">These simulators are all contained within the </text:span><text:span text:style-name="Source_20_Text"><text:span text:style-name="T29">basic_model</text:span></text:span><text:span text:style-name="T29"> folder. The </text:span><text:span text:style-name="Source_20_Text"><text:span text:style-name="T29">simulation_constants.m</text:span></text:span><text:span text:style-name="T29"> file is also here, which sets some basic state data for the vehicle at the start of simulation. And the controller itself is located in the </text:span><text:span text:style-name="Source_20_Text"><text:span text:style-name="T29">primary_node</text:span></text:span><text:span text:style-name="T29"> folder.</text:span></text:p>
      <text:h text:style-name="P58" text:outline-level="2">Full Software Simulation</text:h>
      <text:p text:style-name="P13">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59" text:outline-level="2">Half HIL</text:h>
      <text:p text:style-name="P13">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46">This means that the exact same procedure to run &amp; operate the SeaSlug applies here!</text:span></text:p>
      <text:p text:style-name="P14">The HILNode needs to be programmed, powered on, and connected over Ethernet to the simulation computer. It also needs a CAN connection to the PrimaryNode, which is also powered on. <text:span text:style-name="T42">The groundstation, along with the primary controller, is also required at this stage and should be connected over serial or radio</text:span>. Note that this CAN connection needs to be a proper bus with the two 120<text:span text:style-name="T30">Ω resistors for this connection to work. With the system connected as so, running the </text:span><text:span text:style-name="Source_20_Text">HIL_sim.mdl</text:span><text:span text:style-name="T30"> file will run the Plant onboard the simulator computer and leave the controller to process the data offboard. The HILNode has been programmed to use the same transmission rates as used by the actual hardware sensors.</text:span></text:p>
      <text:p text:style-name="P15"><text:span text:style-name="T30">To initiate HIL, start the HIL simulation model. At this point the LEDs on the HILNode should be blinking at twice their normal rate. The controller's GPS LED should also go green as it's receiving good GPS data from the simulator. And finally, on the simulator side it can be checked by looking in </text:span><text:span text:style-name="Source_20_Text">/HIL Interface</text:span><text:span text:style-name="T30"> at the latency display at the bottom (this should be very low single digits for the simulation results to be good).</text:span></text:p>
      <text:p text:style-name="P19">Now to actually begin the simulation, load the desired mission waypoints, set the throttle, and switch to autonomous mode using QGroundControl.</text:p>
      <text:h text:style-name="P60" text:outline-level="2">Full HIL</text:h>
      <text:p text:style-name="P18"><text:span text:style-name="T31">F</text:span><text:span text:style-name="T30">ull HIL differs from Half HIL only in the connection of the PrimaryNode to the actuators. This can be done onboard the vessel or in a controlled lab setting with a rudder and propeller model. </text:span><text:span text:style-name="T38">The HILNode </text:span><text:soft-page-break/><text:span text:style-name="T38">detects the data transmit by the rudder and propeller subsystems automatically so no changes to the PrimaryNode, HILNode, or simulator need to be made in the transition to Full HIL. </text:span><text:span text:style-name="T39">With the addition of the actuators be sure to run through any necessary calibration procedures as well.</text:span></text:p>
      <text:h text:style-name="P60" text:outline-level="2">Additional simulators</text:h>
      <text:p text:style-name="P24">The above three simulations are all that is required for testing the vehicle and prepping for another launch. The following simulators add additional debugging and testing capabilities that are not directly required for a launch but can be helpful.</text:p>
      <text:p text:style-name="P23"><text:span text:style-name="T30">These simulators all rely on real data from actual launches. Depending on the dataset the initialization routines they use (</text:span><text:span text:style-name="Source_20_Text">*_sim_init.m</text:span><text:span text:style-name="T30">) may require modification. The data is chosen based on a CSV file produced from a MAVLink data</text:span><text:span text:style-name="T32">stream that has all the required messages and the number of the autonomous run contained within that recording. These are easy to find using the </text:span><text:span text:style-name="Source_20_Text">static_plots.m</text:span><text:span text:style-name="T30"> script </text:span><text:span text:style-name="T32">provided in the </text:span><text:span text:style-name="Source_20_Text"><text:span text:style-name="T43">/Code/Libs/MATLAB</text:span></text:span><text:span text:style-name="T32"> folder. </text:span><text:span text:style-name="T33">And further analysis of a particular autonomous run can be done with the </text:span><text:span text:style-name="Source_20_Text"><text:span text:style-name="T44">dynamic</text:span></text:span><text:span text:style-name="Source_20_Text">_plots.m</text:span><text:span text:style-name="T30"> script.</text:span></text:p>
      <text:h text:style-name="P83" text:outline-level="3">Plant_sim.mdl</text:h>
      <text:p text:style-name="P16"><text:span text:style-name="T30">This file implements a simulator for testing the Plant in open-loop on real data from an autonomous section of a real boat launch. </text:span><text:span text:style-name="T35">The goal of this simulator would be for the Plant and the actual recorded data to be identical. </text:span><text:span text:style-name="T34">Running this model prompts the user for a file and an autonomous run section to analyze. The results can be displayed and analyzed with the </text:span><text:span text:style-name="Source_20_Text"><text:span text:style-name="T45">Plant_sim_visualize.m</text:span></text:span><text:span text:style-name="T34"> script.</text:span></text:p>
      <text:h text:style-name="Heading_20_3" text:outline-level="3"><text:span text:style-name="T34">R</text:span><text:span text:style-name="T30">eplay_sim.mdl</text:span></text:h>
      <text:p text:style-name="P17"><text:span text:style-name="T30">To test new controller modifications, the Replay simulator can be used. </text:span><text:span text:style-name="T37">It is easy to make modifications to the controller and test them in simulation on real data. Running this model works similarly to the Plant simulator: the user is prompted for a CSV file and an autonomous run number.</text:span></text:p>
      <text:p text:style-name="P17"><text:span text:style-name="T37">Note that this model</text:span><text:span text:style-name="T30"> doesn't </text:span><text:span text:style-name="T37">use</text:span><text:span text:style-name="T30"> a </text:span><text:span text:style-name="T37">model </text:span><text:span text:style-name="T30">reference </text:span><text:span text:style-name="T37">for the controller block</text:span><text:span text:style-name="T30">, because it needs access to data within the model and Simulink prevents that. This means that changes done to this model or the controller need to </text:span><text:span text:style-name="T36">be </text:span><text:span text:style-name="T30">manually copied to the other.</text:span></text:p>
      <text:h text:style-name="P51" text:outline-level="1">SeaSlug Resources</text:h>
      <text:h text:style-name="P61" text:outline-level="2">Physical</text:h>
      <text:list xml:id="list2533342800869304043" text:style-name="List_20_1">
        <text:list-item>
          <text:p text:style-name="P42">The BotCave contains a variety of non-necessary and weatherproof components.</text:p>
        </text:list-item>
        <text:list-item>
          <text:p text:style-name="P42">Under the drill presses in lab are boxes containing various components.</text:p>
        </text:list-item>
        <text:list-item>
          <text:p text:style-name="P42">Above the cabinets are tubs and additional supplies.</text:p>
        </text:list-item>
        <text:list-item>
          <text:p text:style-name="P42">The SeaSlug and its trailer are located behind E2, by the woodshop at the fire road entrance. GPS 37.001751,-122.062113</text:p>
        </text:list-item>
      </text:list>
      <text:h text:style-name="P61" text:outline-level="2">Code &amp; Data</text:h>
      <text:list xml:id="list170835697196709" text:continue-numbering="true" text:style-name="List_20_1">
        <text:list-item>
          <text:p text:style-name="P41"><text:span text:style-name="T30">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35"><text:span text:style-name="T41">A Simulink library used in the Autoboat repo is</text:span><text:span text:style-name="T40">: </text:span><text:a xlink:type="simple" xlink:href="https://github.com/Susurrus/MicroSimulink-Library" text:style-name="Internet_20_link" text:visited-style-name="Visited_20_Internet_20_Link"><text:span text:style-name="Source_20_Text"><text:span text:style-name="T51">https://github.com/Susurrus/MicroSimulink-Library</text:span></text:span></text:a></text:p>
        </text:list-item>
        <text:list-item>
          <text:p text:style-name="P41"><text:span text:style-name="T30">Additional data is stored on the Byron server at </text:span><text:span text:style-name="Source_20_Text">/data/projects/SeaSlug/</text:span></text:p>
        </text:list-item>
        <text:list-item>
          <text:p text:style-name="P36"><text:span text:style-name="T40">The wiki has pictures and reference material: </text:span><text:a xlink:type="simple" xlink:href="http://byron.soe.ucsc.edu/wiki/autoboat/" text:style-name="Internet_20_link" text:visited-style-name="Visited_20_Internet_20_Link"><text:span text:style-name="Source_20_Text"><text:span text:style-name="T47">http://byron.soe.ucsc.edu/wiki/autoboat/</text:span></text:span></text:a></text:p>
        </text:list-item>
        <text:list-item>
          <text:p text:style-name="P37"><text:span text:style-name="T48">The CANode and its associated hardware are in a repo on Byron as well: </text:span><text:span text:style-name="Source_20_Text"><text:span text:style-name="T48">ASL_eCAD.git</text:span></text:span></text:p>
        </text:list-item>
        <text:list-item>
          <text:p text:style-name="P38"><text:span text:style-name="T49">QGroundControl is at </text:span><text:a xlink:type="simple" xlink:href="https://github.com/mavlink/qgroundcontrol" text:style-name="Internet_20_link" text:visited-style-name="Visited_20_Internet_20_Link"><text:span text:style-name="Source_20_Text"><text:span text:style-name="T47">https://github.com/mavlink/qgroundcontrol</text:span></text:span></text:a><text:span text:style-name="Source_20_Text"><text:span text:style-name="T47">.</text:span></text:span></text:p>
        </text:list-item>
        <text:list-item>
          <text:p text:style-name="P38"><text:span text:style-name="T49">MAVLink is at </text:span><text:a xlink:type="simple" xlink:href="https://github.com/mavlink/https://github.com/mavlink/mavlink" text:style-name="Internet_20_link" text:visited-style-name="Visited_20_Internet_20_Link"><text:span text:style-name="Source_20_Text"><text:span text:style-name="T49">https://github.com/mavlink/mavlink</text:span></text:span></text:a><text:span text:style-name="Source_20_Text"><text:span text:style-name="T49">.</text:span></text:span><text:span text:style-name="T49"> This isn't necessary to download, as the generated files are stored in the Autoboat repository.</text:span></text:p>
        </text:list-item>
        <text:list-item>
          <text:p text:style-name="P35"><text:span text:style-name="T49">The datalogger code is at: </text:span><text:a xlink:type="simple" xlink:href="https://github.com/Susurrus/SLUGS-Logger" text:style-name="Internet_20_link" text:visited-style-name="Visited_20_Internet_20_Link"><text:span text:style-name="Source_20_Text"><text:span text:style-name="T49">https://github.com/Susurrus/SLUGS-Logger</text:span></text:span></text:a></text:p>
        </text:list-item>
        <text:list-item>
          <text:p text:style-name="P35"><text:span text:style-name="T52">Current code for the Tokimec IMU is at: </text:span><text:a xlink:type="simple" xlink:href="https://github.com/Susurrus/tokimec" text:style-name="Internet_20_link" text:visited-style-name="Visited_20_Internet_20_Link"><text:span text:style-name="Source_20_Text"><text:span text:style-name="T51">https://github.com/Susurrus/tokimec</text:span></text:span></text:a></text:p>
        </text:list-item>
        <text:list-item>
          <text:p text:style-name="P39"><text:span text:style-name="T50">Potential future IMU code is at: </text:span><text:a xlink:type="simple" xlink:href="https://github.com/FrauBluher/MPU60xx" text:style-name="Internet_20_link" text:visited-style-name="Visited_20_Internet_20_Link"><text:span text:style-name="Source_20_Text"><text:span text:style-name="T50">https://github.com/FrauBluher/MPU60xx</text:span></text:span></text:a></text:p>
        </text:list-item>
        <text:list-item>
          <text:p text:style-name="P39"><text:span text:style-name="T53">A now-unused serial/UDP software bridge exists at: </text:span><text:a xlink:type="simple" xlink:href="https://github.com/Susurrus/serial2udp" text:style-name="Internet_20_link" text:visited-style-name="Visited_20_Internet_20_Link"><text:span text:style-name="Source_20_Text"><text:span text:style-name="T53">https://github.com/Susurrus/serial2udp</text:span></text:span></text:a></text:p>
        </text:list-item>
        <text:list-item>
          <text:p text:style-name="P43">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40"><text:span text:style-name="T54">The repository for Bryant's Ph.D. dissertation on the SeaSlug is at: </text:span><text:a xlink:type="simple" xlink:href="https://github.com/bwmairs/dissertation" text:style-name="Internet_20_link" text:visited-style-name="Visited_20_Internet_20_Link"><text:span text:style-name="Source_20_Text"><text:span text:style-name="T55">https://github.com/bwmairs/dissertation</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03T17:08:35.100550964</dc:date>
    <meta:editing-duration>PT4H19M11S</meta:editing-duration>
    <meta:editing-cycles>91</meta:editing-cycles>
    <meta:generator>LibreOffice/4.3.6.2$Linux_X86_64 LibreOffice_project/430$Build-2</meta:generator>
    <meta:print-date>2015-02-23T19:45:00.453000000</meta:print-date>
    <dc:creator>Bryant Mairs</dc:creator>
    <meta:document-statistic meta:table-count="5" meta:image-count="0" meta:object-count="0" meta:page-count="15" meta:paragraph-count="183" meta:word-count="2584" meta:character-count="15564" meta:non-whitespace-character-count="13288"/>
  </office:meta>
</office:document-meta>
</file>